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  <style:text-properties fo:font-weight="bold" officeooo:paragraph-rsid="0046b88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officeooo:rsid="0042820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ll to Worship</text:span> (Isaiah 9:6-7) / <text:span text:style-name="T1">Opening prayer</text:span> (Alan E)</text:p>
      <text:p text:style-name="P1"><text:span text:style-name="T1">Praise:</text:span> <text:span text:style-name="T2">Angels from the Realms of Glory</text:span></text:p>
      <text:p text:style-name="P1"><text:span text:style-name="T1">Bible Reading:</text:span> Micah 5:2-5a (Tim A)</text:p>
      <text:p text:style-name="P1"><text:span text:style-name="T1">Announcements</text:span> (John A) NIL</text:p>
      <text:p text:style-name="P1"><text:span text:style-name="T1">Praise:</text:span> <text:span text:style-name="T2">O Holy Night</text:span></text:p>
      <text:p text:style-name="P1"><text:span text:style-name="T1">Prayer for the church and the world </text:span> (Mook L)</text:p>
      <text:p text:style-name="P1"><text:span text:style-name="T1">Praise:</text:span> <text:span text:style-name="T2">O Little Town of Bethlehem</text:span></text:p>
      <text:p text:style-name="P1"><text:span text:style-name="T1">Bible reading:</text:span> Matthew 2:1-12 (Alan E)</text:p>
      <text:p text:style-name="P1"><text:span text:style-name="T1">Sermon:</text:span> “RESPONDING TO JESUS” (AE)</text:p>
      <text:p text:style-name="P1"><text:span text:style-name="T1">Praise:</text:span> <text:span text:style-name="T2">Hark The Herald Angels Sing</text:span></text:p>
      <text:p text:style-name="P1"><text:span text:style-name="T1">Benediction</text:span> (AE)</text:p>
      <text:p text:style-name="P1"/>
      <text:p text:style-name="P1"/>
      <text:p text:style-name="P2">Sermon Outline</text:p>
      <text:p text:style-name="P1">“RESPONDING TO JESUS”   (Matthew 2:1-12)</text:p>
      <text:p text:style-name="P1">Introduction</text:p>
      <text:p text:style-name="P1"/>
      <text:p text:style-name="P1"/>
      <text:p text:style-name="P1"/>
      <text:p text:style-name="P1"/>
      <text:p text:style-name="P1"/>
      <text:p text:style-name="P1">Conclusion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0d310"/>
    </style:style>
    <style:style style:name="MT2" style:family="text">
      <style:text-properties officeooo:rsid="005a64ce"/>
    </style:style>
    <style:style style:name="MT3" style:family="text">
      <style:text-properties officeooo:rsid="005480bb"/>
    </style:style>
    <style:style style:name="MT4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</text:span><text:span text:style-name="MT2">5th</text:span> <text:span text:style-name="MT3">December</text:span><text:span text:style-name="MT4"> 2025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5-12-24T22:03:59.468371046</dc:date>
    <meta:editing-duration>PT7H17M30S</meta:editing-duration>
    <meta:editing-cycles>51</meta:editing-cycles>
    <meta:generator>LibreOffice/25.8.4.2$Linux_X86_64 LibreOffice_project/580$Build-2</meta:generator>
    <meta:print-date>2024-02-03T21:06:33.278074986</meta:print-date>
    <meta:document-statistic meta:table-count="0" meta:image-count="0" meta:object-count="0" meta:page-count="1" meta:paragraph-count="16" meta:word-count="80" meta:character-count="489" meta:non-whitespace-character-count="422"/>
  </office:meta>
</office:document-meta>
</file>